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llo doc 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1" meta:paragraph-count="1" meta:word-count="3" meta:character-count="11" meta:non-whitespace-character-count="9"/>
    <meta:generator>LibreOffice/7.6.2.1$Windows_X86_64 LibreOffice_project/56f7684011345957bbf33a7ee678afaf4d2ba333</meta:generator>
  </office:meta>
</office:document-meta>
</file>